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46532b" officeooo:paragraph-rsid="00071857" style:font-size-asian="10.5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2pt" fo:font-weight="bold" officeooo:rsid="0046532b" officeooo:paragraph-rsid="00071857" style:font-size-asian="10.5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2pt" fo:font-weight="bold" officeooo:rsid="0046532b" officeooo:paragraph-rsid="00071857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2pt" fo:font-weight="bold" officeooo:rsid="0046532b" officeooo:paragraph-rsid="00071857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d Black trees</text:p>
      <text:p text:style-name="P2"/>
      <text:p text:style-name="P1">Red nodes must have black children </text:p>
      <text:p text:style-name="Text_20_body">i.e., Why can’t red nodes be made the ‘leader’(mid element) of a 4 node in a red-black(2-3-4) tree?</text:p>
      <text:p text:style-name="Text_20_body">If red nodes are allowed to be the 2nd element of a 4-node, they must be allowed to have red children which might become the leftmost and/or rightmost element of that 4-node.</text:p>
      <text:p text:style-name="Text_20_body">Now that red nodes can have other red nodes as children, it will not be possible to distinguish the boundary of a 4-node if there are say more than 2 red nodes strung together in a parent child relationship.</text:p>
      <text:p text:style-name="Text_20_body">Mandating that red nodes have black children confines the red nodes to be either the leftmost or rightmost element of a 4-node in a red-black tree.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0T18:35:26</meta:creation-date>
    <dc:title>T1</dc:title>
    <meta:editing-duration>P0D</meta:editing-duration>
    <meta:editing-cycles>3</meta:editing-cycles>
    <meta:generator>LibreOffice/4.0.2.2$Linux_x86 LibreOffice_project/400m0$Build-2</meta:generator>
    <meta:initial-creator>Kempa </meta:initial-creator>
    <dc:date>2013-09-21T01:47:53</dc:date>
    <dc:creator>Kempa </dc:creator>
    <meta:document-statistic meta:table-count="0" meta:image-count="0" meta:object-count="0" meta:page-count="1" meta:paragraph-count="6" meta:word-count="124" meta:character-count="677" meta:non-whitespace-character-count="558"/>
    <meta:template xlink:type="simple" xlink:actuate="onRequest" xlink:title="T1" xlink:href="../../../../.config/libreoffice/4/user/template/T1.ott" meta:date="2013-09-20T18:35:25"/>
  </office:meta>
</office:document-meta>
</file>